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2in"/>
    </style:style>
    <style:style style:name="co3" style:family="table-column">
      <style:table-column-properties fo:break-before="auto" style:column-width="1.2984in"/>
    </style:style>
    <style:style style:name="co4" style:family="table-column">
      <style:table-column-properties fo:break-before="auto" style:column-width="1.072in"/>
    </style:style>
    <style:style style:name="co5" style:family="table-column">
      <style:table-column-properties fo:break-before="auto" style:column-width="1.120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84b04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b2b2b2"/>
      <style:text-properties fo:color="#000000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0066ff"/>
    </style:style>
    <style:style style:name="ce12" style:family="table-cell" style:parent-style-name="Default">
      <style:table-cell-properties fo:background-color="#66ff99"/>
    </style:style>
    <style:style style:name="ce13" style:family="table-cell" style:parent-style-name="Default">
      <style:table-cell-properties fo:background-color="#ff3333"/>
    </style:style>
    <style:style style:name="ce14" style:family="table-cell" style:parent-style-name="Default">
      <style:table-cell-properties fo:background-color="#663300"/>
    </style:style>
    <style:style style:name="ce15" style:family="table-cell" style:parent-style-name="Default">
      <style:table-cell-properties fo:background-color="#663300"/>
      <style:text-properties fo:color="#ffffff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nnecto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>
            <text:p>Encoder / Limit</text:p>
          </table:table-cell>
          <table:table-cell table:number-columns-repeated="11"/>
        </table:table-row>
        <table:table-row table:style-name="ro1">
          <table:table-cell office:value-type="string">
            <text:p>8P8C Pin</text:p>
          </table:table-cell>
          <table:table-cell office:value-type="string">
            <text:p>8P8C Color</text:p>
          </table:table-cell>
          <table:table-cell office:value-type="string">
            <text:p>Group</text:p>
          </table:table-cell>
          <table:table-cell office:value-type="string">
            <text:p>Func</text:p>
          </table:table-cell>
          <table:table-cell office:value-type="string">
            <text:p>Robot Stripe Color</text:p>
          </table:table-cell>
          <table:table-cell office:value-type="string">
            <text:p>Encoder Color</text:p>
          </table:table-cell>
          <table:table-cell office:value-type="string">
            <text:p>8 Pin Dip</text:p>
          </table:table-cell>
          <table:table-cell office:value-type="string">
            <text:p>DIN Connector</text:p>
          </table:table-cell>
          <table:table-cell office:value-type="string">
            <text:p>A colors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o/w</text:p>
          </table:table-cell>
          <table:table-cell office:value-type="string">
            <text:p>Encoder</text:p>
          </table:table-cell>
          <table:table-cell office:value-type="string">
            <text:p>V+</text:p>
          </table:table-cell>
          <table:table-cell table:style-name="ce2" office:value-type="string">
            <text:p>Red </text:p>
          </table:table-cell>
          <table:table-cell table:style-name="ce18" office:value-type="string">
            <text:p>Red</text:p>
          </table:table-cell>
          <table:table-cell table:style-name="ce1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" office:value-type="string">
            <text:p>g/w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5" office:value-type="string">
            <text:p>o </text:p>
          </table:table-cell>
          <table:table-cell office:value-type="string">
            <text:p>Encoder</text:p>
          </table:table-cell>
          <table:table-cell office:value-type="string">
            <text:p>Comm</text:p>
          </table:table-cell>
          <table:table-cell table:style-name="ce17" office:value-type="string">
            <text:p>Black</text:p>
          </table:table-cell>
          <table:table-cell table:style-name="ce18" office:value-type="string">
            <text:p>Blue</text:p>
          </table:table-cell>
          <table:table-cell table:style-name="ce1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6" office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string">
            <text:p>g/w</text:p>
          </table:table-cell>
          <table:table-cell office:value-type="string">
            <text:p>Encoder</text:p>
          </table:table-cell>
          <table:table-cell office:value-type="string">
            <text:p>B</text:p>
          </table:table-cell>
          <table:table-cell table:style-name="ce4" office:value-type="string">
            <text:p>Yellow</text:p>
          </table:table-cell>
          <table:table-cell table:style-name="ce18" office:value-type="string">
            <text:p>White</text:p>
          </table:table-cell>
          <table:table-cell table:style-name="ce18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5" office:value-type="string">
            <text:p>o/w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7" office:value-type="string">
            <text:p>bl</text:p>
          </table:table-cell>
          <table:table-cell office:value-type="string">
            <text:p>Encoder</text:p>
          </table:table-cell>
          <table:table-cell office:value-type="string">
            <text:p>I</text:p>
          </table:table-cell>
          <table:table-cell table:style-name="ce6" office:value-type="string">
            <text:p>Green</text:p>
          </table:table-cell>
          <table:table-cell table:style-name="ce18" office:value-type="string">
            <text:p>Green</text:p>
          </table:table-cell>
          <table:table-cell table:style-name="ce18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" office:value-type="string">
            <text:p>bl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style-name="ce7" office:value-type="string">
            <text:p>bl/w</text:p>
          </table:table-cell>
          <table:table-cell office:value-type="string">
            <text:p>Encoder</text:p>
          </table:table-cell>
          <table:table-cell office:value-type="string">
            <text:p>A</text:p>
          </table:table-cell>
          <table:table-cell table:style-name="ce7" office:value-type="string">
            <text:p>Blue</text:p>
          </table:table-cell>
          <table:table-cell table:style-name="ce18" office:value-type="string">
            <text:p>White</text:p>
          </table:table-cell>
          <table:table-cell table:style-name="ce18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string">
            <text:p>bl/w</text:p>
          </table:table-cell>
          <table:table-cell table:number-columns-repeated="2"/>
          <table:table-cell table:style-name="ce19" office:value-type="string">
            <text:p><text:a xlink:href="https://upload.wikimedia.org/wikipedia/commons/1/17/MiniDIN-6_Connector_Pinout.svg"> </text:a></text:p>
            <draw:frame table:end-cell-address="Connectors.M14" table:end-x="0.3736in" table:end-y="0.0465in" draw:z-index="0" draw:name="https://upload.wikimedia.org/wikipedia/commons/thumb/1/17/MiniDIN-6_Connector_Pinout.svg/120px-MiniDIN-6_Connector_Pinout.svg.png?20060713084230" draw:style-name="gr1" draw:text-style-name="P1" svg:width="1.2626in" svg:height="1.2634in" svg:x="0in" svg:y="0in">
              <draw:image xlink:href="https://upload.wikimedia.org/wikipedia/commons/thumb/1/17/MiniDIN-6_Connector_Pinout.svg/120px-MiniDIN-6_Connector_Pinout.svg.png?20060713084230" xlink:type="simple" xlink:show="embed" xlink:actuate="onLoad">
                <text:p/>
              </draw:image>
            </draw:frame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string">
            <text:p>g</text:p>
          </table:table-cell>
          <table:table-cell office:value-type="string">
            <text:p>Limit</text:p>
          </table:table-cell>
          <table:table-cell office:value-type="string">
            <text:p>V+</text:p>
          </table:table-cell>
          <table:table-cell table:style-name="ce2" office:value-type="string">
            <text:p>Red</text:p>
          </table:table-cell>
          <table:table-cell table:style-name="ce18"/>
          <table:table-cell table:style-name="ce18" office:value-type="float" office:value="6">
            <text:p>6</text:p>
          </table:table-cell>
          <table:table-cell/>
          <table:table-cell table:style-name="ce5" office:value-type="string">
            <text:p>o </text:p>
          </table:table-cell>
          <table:table-cell table:number-columns-repeated="3"/>
        </table:table-row>
        <table:table-row table:style-name="ro3">
          <table:table-cell office:value-type="float" office:value="7">
            <text:p>7</text:p>
          </table:table-cell>
          <table:table-cell table:style-name="ce1" office:value-type="string">
            <text:p>br/w</text:p>
          </table:table-cell>
          <table:table-cell office:value-type="string">
            <text:p>Limit</text:p>
          </table:table-cell>
          <table:table-cell office:value-type="string">
            <text:p>Comm</text:p>
          </table:table-cell>
          <table:table-cell table:style-name="ce17" office:value-type="string">
            <text:p>Black</text:p>
          </table:table-cell>
          <table:table-cell table:style-name="ce18"/>
          <table:table-cell table:style-name="ce18" office:value-type="float" office:value="7">
            <text:p>7</text:p>
          </table:table-cell>
          <table:table-cell/>
          <table:table-cell table:style-name="ce1" office:value-type="string">
            <text:p>br/w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table:style-name="ce1" office:value-type="string">
            <text:p>br</text:p>
          </table:table-cell>
          <table:table-cell office:value-type="string">
            <text:p>Limit</text:p>
          </table:table-cell>
          <table:table-cell office:value-type="string">
            <text:p>Signal</text:p>
          </table:table-cell>
          <table:table-cell table:style-name="ce6" office:value-type="string">
            <text:p>Green</text:p>
          </table:table-cell>
          <table:table-cell table:style-name="ce18"/>
          <table:table-cell table:style-name="ce18" office:value-type="float" office:value="8">
            <text:p>8</text:p>
          </table:table-cell>
          <table:table-cell/>
          <table:table-cell table:style-name="ce1" office:value-type="string">
            <text:p>br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8" table:number-columns-repeated="2"/>
          <table:table-cell table:number-columns-repeated="5"/>
        </table:table-row>
        <table:table-row table:style-name="ro1">
          <table:table-cell office:value-type="string">
            <text:p>Stepper 8B8C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o/w</text:p>
          </table:table-cell>
          <table:table-cell office:value-type="string">
            <text:p>Ground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style-name="ce5" office:value-type="string">
            <text:p>o </text:p>
          </table:table-cell>
          <table:table-cell table:style-name="ce16" office:value-type="string">
            <text:p>Step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string">
            <text:p>g/w</text:p>
          </table:table-cell>
          <table:table-cell office:value-type="string">
            <text:p>Ground</text:p>
          </table:table-cell>
          <table:table-cell table:number-columns-repeated="8"/>
          <table:table-cell office:value-type="string">
            <text:p>DIN Female Socket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7" office:value-type="string">
            <text:p>bl</text:p>
          </table:table-cell>
          <table:table-cell table:style-name="ce16" office:value-type="string">
            <text:p>Direction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string">
            <text:p>bl/w</text:p>
          </table:table-cell>
          <table:table-cell office:value-type="string">
            <text:p>Ground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string">
            <text:p>g</text:p>
          </table:table-cell>
          <table:table-cell table:style-name="ce16" office:value-type="string">
            <text:p>Enable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string">
            <text:p>Red</text:p>
          </table:table-cell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string">
            <text:p>Black</text:p>
          </table:table-cell>
        </table:table-row>
        <table:table-row table:style-name="ro1">
          <table:table-cell table:number-columns-repeated="8"/>
          <table:table-cell office:value-type="string">
            <text:p><text:s text:c="45"/></text:p>
          </table:table-cell>
          <table:table-cell/>
          <table:table-cell office:value-type="float" office:value="3">
            <text:p>3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string">
            <text:p>10P IDC</text:p>
          </table:table-cell>
          <table:table-cell office:value-type="string">
            <text:p>Board 2 Board</text:p>
          </table:table-cell>
          <table:table-cell/>
          <table:table-cell office:value-type="string">
            <text:p>Teensy4 Stepper board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G </text:p>
          </table:table-cell>
          <table:table-cell table:style-name="ce8" office:value-type="string">
            <text:p>Black</text:p>
          </table:table-cell>
          <table:table-cell/>
          <table:table-cell office:value-type="string">
            <text:p>G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string">
            <text:p>Whi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X</text:p>
          </table:table-cell>
          <table:table-cell office:value-type="string">
            <text:p>White</text:p>
          </table:table-cell>
          <table:table-cell office:value-type="string">
            <text:p>RX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RX</text:p>
          </table:table-cell>
          <table:table-cell table:style-name="ce9" office:value-type="string">
            <text:p>Grey</text:p>
          </table:table-cell>
          <table:table-cell office:value-type="string">
            <text:p>TX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10" office:value-type="string">
            <text:p>CS</text:p>
          </table:table-cell>
          <table:table-cell table:style-name="ce10" office:value-type="string">
            <text:p>Purple</text:p>
          </table:table-cell>
          <table:table-cell office:value-type="string">
            <text:p>CS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Defined CS pin is 1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string">
            <text:p>SCK</text:p>
          </table:table-cell>
          <table:table-cell table:style-name="ce11" office:value-type="string">
            <text:p>Blue</text:p>
          </table:table-cell>
          <table:table-cell office:value-type="string">
            <text:p>SCK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12" office:value-type="string">
            <text:p>MOSI</text:p>
          </table:table-cell>
          <table:table-cell table:style-name="ce12" office:value-type="string">
            <text:p>Green</text:p>
          </table:table-cell>
          <table:table-cell office:value-type="string">
            <text:p>MISO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string">
            <text:p>MISO</text:p>
          </table:table-cell>
          <table:table-cell table:style-name="ce4" office:value-type="string">
            <text:p>Yellow</text:p>
          </table:table-cell>
          <table:table-cell office:value-type="string">
            <text:p>MOSI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SEG</text:p>
          </table:table-cell>
          <table:table-cell table:style-name="ce3" office:value-type="string">
            <text:p>Orange</text:p>
          </table:table-cell>
          <table:table-cell office:value-type="string">
            <text:p>SEG</text:p>
          </table:table-cell>
          <table:table-cell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3" office:value-type="string">
            <text:p>LIM</text:p>
          </table:table-cell>
          <table:table-cell table:style-name="ce13" office:value-type="string">
            <text:p>Red</text:p>
          </table:table-cell>
          <table:table-cell office:value-type="string">
            <text:p>LIM</text:p>
          </table:table-cell>
          <table:table-cell office:value-type="float" office:value="29">
            <text:p>29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style-name="ce14"/>
          <table:table-cell table:style-name="ce14" office:value-type="string">
            <text:p>Brow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tepper SDE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ce15" office:value-type="string">
            <text:p>X/Y</text:p>
          </table:table-cell>
          <table:table-cell table:style-name="ce15" office:value-type="string">
            <text:p>Reset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style-name="ce13" office:value-type="string">
            <text:p>X/Y</text:p>
          </table:table-cell>
          <table:table-cell table:style-name="ce13" office:value-type="string">
            <text:p>Direction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X/Y</text:p>
          </table:table-cell>
          <table:table-cell table:style-name="ce3" office:value-type="string">
            <text:p>Step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string">
            <text:p>C/Z</text:p>
          </table:table-cell>
          <table:table-cell table:style-name="ce4" office:value-type="string">
            <text:p>Reset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12" office:value-type="string">
            <text:p>C/Z</text:p>
          </table:table-cell>
          <table:table-cell table:style-name="ce12" office:value-type="string">
            <text:p>Direction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string">
            <text:p>C/Z</text:p>
          </table:table-cell>
          <table:table-cell table:style-name="ce11" office:value-type="string">
            <text:p>Step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string">
            <text:p>B/A</text:p>
          </table:table-cell>
          <table:table-cell table:style-name="ce10" office:value-type="string">
            <text:p>Reset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9" office:value-type="string">
            <text:p>B/A</text:p>
          </table:table-cell>
          <table:table-cell table:style-name="ce9" office:value-type="string">
            <text:p>Direction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/A</text:p>
          </table:table-cell>
          <table:table-cell office:value-type="string">
            <text:p>Step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style-name="ce8" office:value-type="string">
            <text:p>G </text:p>
          </table:table-cell>
          <table:table-cell table:style-name="ce8" office:value-type="string">
            <text:p>Ground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Serial Adapter</text:p>
          </table:table-cell>
          <table:table-cell office:value-type="string">
            <text:p>4 Pin JST</text:p>
          </table:table-cell>
          <table:table-cell office:value-type="string">
            <text:p>6 Pin Header</text:p>
          </table:table-cell>
          <table:table-cell office:value-type="string">
            <text:p>Teensy</text:p>
          </table:table-cell>
          <table:table-cell table:number-columns-repeated="8"/>
        </table:table-row>
        <table:table-row table:style-name="ro1">
          <table:table-cell table:style-name="ce1" office:value-type="string">
            <text:p>VCC</text:p>
          </table:table-cell>
          <table:table-cell table:number-columns-repeated="2" table:style-name="ce1" office:value-type="float" office:value="1">
            <text:p>1</text:p>
          </table:table-cell>
          <table:table-cell office:value-type="string">
            <text:p>V</text:p>
          </table:table-cell>
          <table:table-cell office:value-type="string">
            <text:p>Not Connected</text:p>
          </table:table-cell>
          <table:table-cell table:number-columns-repeated="7"/>
        </table:table-row>
        <table:table-row table:style-name="ro1">
          <table:table-cell table:style-name="ce2" office:value-type="string">
            <text:p>GND</text:p>
          </table:table-cell>
          <table:table-cell table:number-columns-repeated="2" table:style-name="ce2" office:value-type="float" office:value="2">
            <text:p>2</text:p>
          </table:table-cell>
          <table:table-cell office:value-type="string">
            <text:p>G </text:p>
          </table:table-cell>
          <table:table-cell table:number-columns-repeated="8"/>
        </table:table-row>
        <table:table-row table:style-name="ro1">
          <table:table-cell table:style-name="ce3" office:value-type="string">
            <text:p>TXD</text:p>
          </table:table-cell>
          <table:table-cell table:number-columns-repeated="2" table:style-name="ce3" office:value-type="float" office:value="3">
            <text:p>3</text:p>
          </table:table-cell>
          <table:table-cell office:value-type="string">
            <text:p>0 RX</text:p>
          </table:table-cell>
          <table:table-cell table:number-columns-repeated="8"/>
        </table:table-row>
        <table:table-row table:style-name="ro1">
          <table:table-cell table:style-name="ce4" office:value-type="string">
            <text:p>RXD</text:p>
          </table:table-cell>
          <table:table-cell table:number-columns-repeated="2" table:style-name="ce4" office:value-type="float" office:value="4">
            <text:p>4</text:p>
          </table:table-cell>
          <table:table-cell office:value-type="string">
            <text:p>1 TX</text:p>
          </table:table-cell>
          <table:table-cell table:number-columns-repeated="8"/>
        </table:table-row>
        <table:table-row table:style-name="ro1">
          <table:table-cell office:value-type="string">
            <text:p>RTS</text:p>
          </table:table-cell>
          <table:table-cell/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CTS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6">07/16/2023</text:date>, <text:time>13:5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7T19:58:25.229973201</meta:creation-date>
    <dc:date>2023-07-16T13:54:23</dc:date>
    <meta:editing-duration>P11DT8H1M32S</meta:editing-duration>
    <meta:editing-cycles>17</meta:editing-cycles>
    <meta:generator>OpenOffice/4.1.13$Unix OpenOffice.org_project/4113m1$Build-9810</meta:generator>
    <dc:creator>Eric Busboom</dc:creator>
    <meta:document-statistic meta:table-count="1" meta:cell-count="215" meta:object-count="1"/>
  </office:meta>
</office:document-meta>
</file>